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top="0.1666in" fo:margin-bottom="0.1666in" fo:line-height="100%"/>
    </style:style>
    <style:style style:name="T2" style:parent-style-name="Absatz-Standardschriftart" style:family="text">
      <style:text-properties style:font-name="Georgia" style:font-name-asian="Times New Roman" style:font-name-complex="Times New Roman" fo:color="#000000" fo:font-size="21.5pt" style:font-size-asian="21.5pt" style:font-size-complex="21.5pt" style:language-asian="de" style:country-asian="AT"/>
    </style:style>
    <style:style style:name="P3" style:parent-style-name="Standard" style:family="paragraph">
      <style:paragraph-properties fo:margin-top="0.1666in" fo:margin-bottom="0.1666in" fo:line-height="100%"/>
    </style:style>
    <style:style style:name="T4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.5pt" style:font-size-asian="10.5pt" style:font-size-complex="10.5pt" style:language-asian="de" style:country-asian="AT"/>
    </style:style>
    <style:style style:name="T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6" style:parent-style-name="Absatz-Standardschriftart" style:family="text">
      <style:text-properties style:font-name="Arial" style:font-name-asian="Times New Roman" style:font-name-complex="Arial" fo:color="#1C4587" fo:font-size="10.5pt" style:font-size-asian="10.5pt" style:font-size-complex="10.5pt" style:text-underline-type="single" style:text-underline-style="solid" style:text-underline-width="auto" style:text-underline-mode="continuous" style:language-asian="de" style:country-asian="AT"/>
    </style:style>
    <style:style style:name="T7" style:parent-style-name="Absatz-Standardschriftart" style:family="text">
      <style:text-properties style:font-name="Arial" style:font-name-asian="Times New Roman" style:font-name-complex="Arial" fo:color="#1C4587" fo:font-size="10.5pt" style:font-size-asian="10.5pt" style:font-size-complex="10.5pt" style:text-underline-type="single" style:text-underline-style="solid" style:text-underline-width="auto" style:text-underline-mode="continuous" style:language-asian="de" style:country-asian="AT"/>
    </style:style>
    <style:style style:name="T8" style:parent-style-name="Absatz-Standardschriftart" style:family="text">
      <style:text-properties style:font-name="Arial" style:font-name-asian="Times New Roman" style:font-name-complex="Arial" fo:color="#1C4587" fo:font-size="10.5pt" style:font-size-asian="10.5pt" style:font-size-complex="10.5pt" style:text-underline-type="single" style:text-underline-style="solid" style:text-underline-width="auto" style:text-underline-mode="continuous" style:language-asian="de" style:country-asian="AT"/>
    </style:style>
    <style:style style:name="T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10" style:parent-style-name="Absatz-Standardschriftart" style:family="text">
      <style:text-properties style:font-name="Arial" style:font-name-asian="Times New Roman" style:font-name-complex="Arial" fo:color="#1C4587" fo:font-size="10.5pt" style:font-size-asian="10.5pt" style:font-size-complex="10.5pt" style:text-underline-type="single" style:text-underline-style="solid" style:text-underline-width="auto" style:text-underline-mode="continuous" style:language-asian="de" style:country-asian="AT"/>
    </style:style>
    <style:style style:name="T1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12" style:parent-style-name="Standard" style:family="paragraph">
      <style:paragraph-properties fo:margin-top="0.1666in" fo:margin-bottom="0.1666in" fo:line-height="100%"/>
    </style:style>
    <style:style style:name="T13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P14" style:parent-style-name="Standard" style:family="paragraph">
      <style:paragraph-properties fo:margin-top="0.1666in" fo:margin-bottom="0.1666in" fo:line-height="100%"/>
    </style:style>
    <style:style style:name="T15" style:parent-style-name="Absatz-Standardschriftart" style:family="text">
      <style:text-properties style:font-name="Georgia" style:font-name-asian="Times New Roman" style:font-name-complex="Times New Roman" fo:font-weight="bold" style:font-weight-asian="bold" style:font-weight-complex="bold" fo:color="#000000" style:language-asian="de" style:country-asian="AT"/>
    </style:style>
    <style:style style:name="P16" style:parent-style-name="Standard" style:family="paragraph">
      <style:paragraph-properties fo:margin-top="0.1666in" fo:margin-bottom="0.1666in" fo:line-height="100%"/>
    </style:style>
    <style:style style:name="T1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1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1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2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2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2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23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2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2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26" style:parent-style-name="Standard" style:family="paragraph">
      <style:paragraph-properties fo:margin-top="0.1666in" fo:margin-bottom="0.1666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27" style:parent-style-name="Standard" style:family="paragraph">
      <style:paragraph-properties fo:margin-top="0.1666in" fo:margin-bottom="0.1666in" fo:line-height="100%"/>
    </style:style>
    <style:style style:name="T2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2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3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31" style:parent-style-name="Standard" style:family="paragraph">
      <style:paragraph-properties fo:margin-top="0.1666in" fo:margin-bottom="0.1666in" fo:line-height="100%"/>
    </style:style>
    <style:style style:name="T32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P33" style:parent-style-name="Standard" style:family="paragraph">
      <style:paragraph-properties fo:margin-top="0.1666in" fo:margin-bottom="0.1666in" fo:line-height="100%"/>
    </style:style>
    <style:style style:name="T34" style:parent-style-name="Absatz-Standardschriftart" style:family="text">
      <style:text-properties style:font-name="Georgia" style:font-name-asian="Times New Roman" style:font-name-complex="Times New Roman" fo:font-weight="bold" style:font-weight-asian="bold" style:font-weight-complex="bold" fo:color="#000000" style:language-asian="de" style:country-asian="AT"/>
    </style:style>
    <style:style style:name="P35" style:parent-style-name="Standard" style:family="paragraph">
      <style:paragraph-properties fo:margin-top="0.1666in" fo:margin-bottom="0.1666in" fo:line-height="100%"/>
    </style:style>
    <style:style style:name="T3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3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3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3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4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4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4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43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4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4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4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47" style:parent-style-name="Standard" style:list-style-name="LFO1" style:family="paragraph">
      <style:paragraph-properties style:vertical-align="baseline" fo:margin-top="0.1666in" fo:margin-bottom="0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48" style:parent-style-name="Standard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49" style:parent-style-name="Standard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50" style:parent-style-name="Standard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51" style:parent-style-name="Standard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52" style:parent-style-name="Standard" style:list-style-name="LFO1" style:family="paragraph">
      <style:paragraph-properties style:vertical-align="baseline" fo:margin-bottom="0.1666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53" style:parent-style-name="Standard" style:family="paragraph">
      <style:paragraph-properties fo:margin-top="0.1666in" fo:margin-bottom="0.1666in" fo:line-height="100%"/>
    </style:style>
    <style:style style:name="T5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55" style:parent-style-name="Standard" style:family="paragraph">
      <style:paragraph-properties fo:margin-top="0.1666in" fo:margin-bottom="0.1666in" fo:line-height="100%"/>
    </style:style>
    <style:style style:name="T5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5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5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59" style:parent-style-name="Standard" style:list-style-name="LFO2" style:family="paragraph">
      <style:paragraph-properties style:vertical-align="baseline" fo:margin-top="0.1666in" fo:margin-bottom="0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60" style:parent-style-name="Standard" style:list-style-name="LFO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61" style:parent-style-name="Standard" style:list-style-name="LFO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62" style:parent-style-name="Standard" style:list-style-name="LFO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63" style:parent-style-name="Standard" style:list-style-name="LFO2" style:family="paragraph">
      <style:paragraph-properties style:vertical-align="baseline" fo:margin-bottom="0.1666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64" style:parent-style-name="Standard" style:family="paragraph">
      <style:paragraph-properties fo:margin-top="0.1666in" fo:margin-bottom="0.1666in" fo:line-height="100%"/>
    </style:style>
    <style:style style:name="T65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P66" style:parent-style-name="Standard" style:family="paragraph">
      <style:paragraph-properties fo:margin-top="0.1666in" fo:margin-bottom="0.1666in" fo:line-height="100%"/>
    </style:style>
    <style:style style:name="T67" style:parent-style-name="Absatz-Standardschriftart" style:family="text">
      <style:text-properties style:font-name="Georgia" style:font-name-asian="Times New Roman" style:font-name-complex="Times New Roman" fo:font-weight="bold" style:font-weight-asian="bold" style:font-weight-complex="bold" fo:color="#000000" style:language-asian="de" style:country-asian="AT"/>
    </style:style>
    <style:style style:name="P68" style:parent-style-name="Standard" style:family="paragraph">
      <style:paragraph-properties fo:margin-top="0.1666in" fo:margin-bottom="0.1666in" fo:line-height="100%"/>
    </style:style>
    <style:style style:name="T6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7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T7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72" style:parent-style-name="Standard" style:list-style-name="LFO3" style:family="paragraph">
      <style:paragraph-properties style:vertical-align="baseline" fo:margin-top="0.1666in" fo:margin-bottom="0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73" style:parent-style-name="Standard" style:list-style-name="LFO3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74" style:parent-style-name="Standard" style:list-style-name="LFO3" style:family="paragraph">
      <style:paragraph-properties style:vertical-align="baseline" fo:margin-bottom="0.1666in" fo:line-height="100%"/>
      <style:text-properties style:font-name="Arial" style:font-name-asian="Times New Roman" style:font-name-complex="Arial" fo:color="#000000" fo:font-size="10.5pt" style:font-size-asian="10.5pt" style:font-size-complex="10.5pt" style:language-asian="de" style:country-asian="AT"/>
    </style:style>
    <style:style style:name="P7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AT"/>
    </style:style>
    <style:style style:name="P76" style:parent-style-name="Standard" style:family="paragraph">
      <style:paragraph-properties fo:margin-top="0.1666in" fo:margin-bottom="0.1666in" fo:line-height="100%"/>
    </style:style>
    <style:style style:name="T77" style:parent-style-name="Absatz-Standardschriftart" style:family="text">
      <style:text-properties style:font-name="Georgia" style:font-name-asian="Times New Roman" style:font-name-complex="Times New Roman" fo:font-weight="bold" style:font-weight-asian="bold" style:font-weight-complex="bold" fo:color="#000000" style:language-asian="de" style:country-asian="AT"/>
    </style:style>
    <style:style style:name="P7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AT"/>
    </style:style>
    <style:style style:name="P79" style:parent-style-name="Standard" style:family="paragraph">
      <style:paragraph-properties fo:margin-top="0.1666in" fo:margin-bottom="0.1666in" fo:line-height="100%"/>
    </style:style>
    <style:style style:name="T80" style:parent-style-name="Absatz-Standardschriftart" style:family="text">
      <style:text-properties style:font-name="Georgia" style:font-name-asian="Times New Roman" style:font-name-complex="Times New Roman" fo:font-weight="bold" style:font-weight-asian="bold" style:font-weight-complex="bold" fo:color="#000000" style:language-asian="de" style:country-asian="AT"/>
    </style:style>
    <style:style style:name="P81" style:parent-style-name="Standard" style:family="paragraph">
      <style:paragraph-properties fo:margin-top="0.1666in" fo:margin-bottom="0.1666in" fo:line-height="100%"/>
    </style:style>
    <style:style style:name="T82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T83" style:parent-style-name="Absatz-Standardschriftar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de" style:country-asian="AT"/>
    </style:style>
    <style:style style:name="T84" style:parent-style-name="Absatz-Standardschriftar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de" style:country-asian="AT"/>
    </style:style>
    <style:style style:name="P85" style:parent-style-name="Standard" style:family="paragraph">
      <style:paragraph-properties fo:margin-top="0.1666in" fo:margin-bottom="0.1666in" fo:line-height="100%"/>
    </style:style>
    <style:style style:name="T86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T87" style:parent-style-name="Absatz-Standardschriftar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de" style:country-asian="AT"/>
    </style:style>
    <style:style style:name="T88" style:parent-style-name="Absatz-Standardschriftar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de" style:country-asian="AT"/>
    </style:style>
    <style:style style:name="P89" style:parent-style-name="Standard" style:family="paragraph">
      <style:paragraph-properties fo:margin-top="0.1666in" fo:margin-bottom="0.1666in" fo:line-height="100%"/>
    </style:style>
    <style:style style:name="T90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T91" style:parent-style-name="Absatz-Standardschriftar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de" style:country-asian="AT"/>
    </style:style>
    <style:style style:name="T92" style:parent-style-name="Absatz-Standardschriftar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de" style:country-asian="AT"/>
    </style:style>
    <style:style style:name="P93" style:parent-style-name="Standard" style:family="paragraph">
      <style:paragraph-properties fo:margin-top="0.1666in" fo:margin-bottom="0.1666in" fo:line-height="100%"/>
    </style:style>
    <style:style style:name="T94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T95" style:parent-style-name="Absatz-Standardschriftar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de" style:country-asian="AT"/>
    </style:style>
    <style:style style:name="T96" style:parent-style-name="Absatz-Standardschriftar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de" style:country-asian="AT"/>
    </style:style>
    <style:style style:name="P97" style:parent-style-name="Standard" style:family="paragraph">
      <style:paragraph-properties fo:margin-top="0.1666in" fo:margin-bottom="0.1666in" fo:line-height="100%"/>
    </style:style>
    <style:style style:name="T98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T99" style:parent-style-name="Absatz-Standardschriftar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de" style:country-asian="AT"/>
    </style:style>
    <style:style style:name="T100" style:parent-style-name="Absatz-Standardschriftar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de" style:country-asian="AT"/>
    </style:style>
    <style:style style:name="P101" style:parent-style-name="Standard" style:family="paragraph">
      <style:paragraph-properties fo:margin-top="0.1666in" fo:margin-bottom="0.1666in" fo:line-height="100%"/>
    </style:style>
    <style:style style:name="T102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T103" style:parent-style-name="Absatz-Standardschriftar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de" style:country-asian="AT"/>
    </style:style>
    <style:style style:name="T104" style:parent-style-name="Absatz-Standardschriftar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de" style:country-asian="AT"/>
    </style:style>
    <style:style style:name="P105" style:parent-style-name="Standard" style:family="paragraph">
      <style:paragraph-properties fo:margin-top="0.1666in" fo:margin-bottom="0.1666in" fo:line-height="100%"/>
    </style:style>
    <style:style style:name="T106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T107" style:parent-style-name="Absatz-Standardschriftar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de" style:country-asian="AT"/>
    </style:style>
    <style:style style:name="T108" style:parent-style-name="Absatz-Standardschriftar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de" style:country-asian="AT"/>
    </style:style>
    <style:style style:name="P109" style:parent-style-name="Standard" style:family="paragraph">
      <style:paragraph-properties fo:margin-top="0.1666in" fo:margin-bottom="0.1666in" fo:line-height="100%"/>
    </style:style>
    <style:style style:name="T110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T111" style:parent-style-name="Absatz-Standardschriftar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de" style:country-asian="AT"/>
    </style:style>
    <style:style style:name="T112" style:parent-style-name="Absatz-Standardschriftar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de" style:country-asian="AT"/>
    </style:style>
    <style:style style:name="P113" style:parent-style-name="Standard" style:family="paragraph">
      <style:paragraph-properties fo:margin-top="0.1666in" fo:margin-bottom="0.1666in" fo:line-height="100%"/>
    </style:style>
    <style:style style:name="T114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T115" style:parent-style-name="Absatz-Standardschriftar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de" style:country-asian="AT"/>
    </style:style>
    <style:style style:name="T116" style:parent-style-name="Absatz-Standardschriftar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de" style:country-asian="AT"/>
    </style:style>
    <style:style style:name="P117" style:parent-style-name="Standard" style:family="paragraph">
      <style:paragraph-properties fo:margin-top="0.1666in" fo:margin-bottom="0.1666in" fo:line-height="100%"/>
    </style:style>
    <style:style style:name="T118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T119" style:parent-style-name="Absatz-Standardschriftar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de" style:country-asian="AT"/>
    </style:style>
    <style:style style:name="T120" style:parent-style-name="Absatz-Standardschriftar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de" style:country-asian="AT"/>
    </style:style>
    <style:style style:name="P121" style:parent-style-name="Standard" style:family="paragraph">
      <style:paragraph-properties fo:margin-top="0.1666in" fo:margin-bottom="0.1666in" fo:line-height="100%"/>
    </style:style>
    <style:style style:name="T122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T123" style:parent-style-name="Absatz-Standardschriftar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de" style:country-asian="AT"/>
    </style:style>
    <style:style style:name="T124" style:parent-style-name="Absatz-Standardschriftar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de" style:country-asian="AT"/>
    </style:style>
    <style:style style:name="P125" style:parent-style-name="Standard" style:family="paragraph">
      <style:paragraph-properties fo:margin-top="0.1666in" fo:margin-bottom="0.1666in" fo:line-height="100%"/>
    </style:style>
    <style:style style:name="T126" style:parent-style-name="Absatz-Standardschriftart" style:family="text">
      <style:text-properties style:font-name="Arial" style:font-name-asian="Times New Roman" style:font-name-complex="Arial" fo:color="#000000" style:language-asian="de" style:country-asian="AT"/>
    </style:style>
    <style:style style:name="T127" style:parent-style-name="Absatz-Standardschriftar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de" style:country-asian="AT"/>
    </style:style>
    <style:style style:name="T128" style:parent-style-name="Absatz-Standardschriftar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de" style:country-asian="AT"/>
    </style:style>
  </office:automatic-styles>
  <office:body>
    <office:text text:use-soft-page-breaks="true">
      <text:p text:style-name="P1"><text:span text:style-name="T2">Susanne Zeilinger-Migsich</text:span></text:p>
      <text:p text:style-name="P3"><text:span text:style-name="T4">Susanne Zeilinger-Migsich</text:span><text:span text:style-name="T5"><text:s/>(* 1969 in Wien) ist eine Privatdozentin und Senior Scientist am Institut für Verfahrenstechnik im Bereich Biotechnologie und Mikrobiologie an der<text:s/></text:span><text:span text:style-name="T6">Technische</text:span><text:span text:style-name="T7">n</text:span><text:span text:style-name="T8"><text:s/>Universität Wien</text:span><text:span text:style-name="T9"><text:s/>und eine Professorin für Mikrobiologie am Institut für Mikrobiologie an der<text:s/></text:span><text:span text:style-name="T10">Universität Innsbruck</text:span><text:span text:style-name="T11">.[1]</text:span></text:p>
      <text:p text:style-name="P12"><text:span text:style-name="T13"> </text:span></text:p>
      <text:p text:style-name="P14"><text:span text:style-name="T15">Leben</text:span></text:p>
      <text:p text:style-name="P16"><text:span text:style-name="T17">Susanne Zeilinger-Migsich begann 1987 ihr Studium für „Mikrobiologie und Genetik“ an der Universität Wien. Im Jahr 1993 beendete sie</text:span><text:span text:style-name="T18"><text:s/>es</text:span><text:span text:style-name="T19"><text:s/>mit der Diplomarbeit „Reinigung und Charakterisierung der alpha-Galactosidase aus Trichoderma reesei“ an der TU Wien und dem VTT Technical Research Center in Finnland. 1995<text:s/></text:span><text:span text:style-name="T20">reichte</text:span><text:span text:style-name="T21"><text:s/>Susanne Zeilinger-Migsich ihre Dissertation an der TU Wien mit dem Thema „Einfluss der Kohlenstoffquelle auf die Regulation der Expression ausgewählter Gene aus Trichoderma reesei“</text:span><text:span text:style-name="T22"><text:s/>ein</text:span><text:span text:style-name="T23"><text:s/>und promovierte</text:span><text:span text:style-name="T24"><text:s/></text:span><text:span text:style-name="T25">mit Auszeichnung.[2]</text:span></text:p>
      <text:p text:style-name="P26">Im<text:s/>Sommer 1989 und 1990 machte Susanne Zeilinger-Migsich Ferialpraktika bei der Lenzing AG und im Sommer 1991<text:s/>bei der Firma Biochemie GmbH Kundl. Von 1995 bis 2001 arbeitete sie als Post-Doc am Institut für Biochemische Technologie und Mikrobiologie an der TU Wien. Im Jahr 1996 nahm<text:s/>sie<text:s/>eine Position als Post-Doc am Institut für Pflanzenpathologie an der Universität „Federico II“ in Neapel<text:s/>ein<text:s/>und<text:s/>ist von<text:s/>1996 bis 2001 Lehrbeauftragte an der Universität Wien. Von 2001 bis 2019 arbeitete sie an der TU Wien als Projektleiterin und Senior Wissenschaftlerin.<text:s/>Seit 2015<text:s/>ist Zeilinger-Migsich<text:s/>an der Universität Innsbruck Professorin<text:s/>im Bereich<text:s/>Mikrobiologie.[2][3]</text:p>
      <text:p text:style-name="P27"><text:span text:style-name="T28">Susanne Zeilinger ist tätig als Editorial Board Member<text:s/></text:span><text:span text:style-name="T29">bei</text:span><text:span text:style-name="T30"><text:s/>“BMC Fungal Biology and Biotechnology” und “Biocontrol Science and Technology”, als Sprecherin des DKs Bio-Interactions – from basics to application, als Mitglied des Fakultätsrats der Fakultät für Biologie und des QV-Beirats der Fakultät für Biologie und als Associate Editor of Frontiers in Microbiology, Section Fungi and Their Interactions. [4]</text:span></text:p>
      <text:p text:style-name="P31"><text:span text:style-name="T32"> </text:span></text:p>
      <text:p text:style-name="P33"><text:span text:style-name="T34">Forschung</text:span></text:p>
      <text:p text:style-name="P35"><text:span text:style-name="T36">Susanne Zeilinger-Migsich macht Forschungen in<text:s/></text:span><text:span text:style-name="T37">diversen</text:span><text:span text:style-name="T38"><text:s/>Bereiche</text:span><text:span text:style-name="T39">n, unter anderem in</text:span><text:span text:style-name="T40"><text:s/>Mykologie, Mikrobiologie und Genetik.<text:s/></text:span><text:span text:style-name="T41">Aktuell</text:span><text:span text:style-name="T42"><text:s/>befasst</text:span><text:span text:style-name="T43"><text:s/>sie</text:span><text:span text:style-name="T44"><text:s/>sich mit mikrobiellen Wechselwirkungen mit Schwerpunkt auf der Wechselwirkung zwischen mykoparasitischem Pilz und Pilz. Die<text:s/></text:span><text:span text:style-name="T45">F</text:span><text:span text:style-name="T46">orschungsfragen beschäftigen sich mit dem Signalaustausch zwischen den Interaktionspartnern, Erkennungsereignissen und zellulären Antworten.[3] Weitere Forschungsgebiete, mit den sie sich beschäftigt, sind:</text:span></text:p>
      <text:list text:style-name="LFO1" text:continue-numbering="true">
        <text:list-item>
          <text:p text:style-name="P47">Molekulare Mykologie</text:p>
        </text:list-item>
        <text:list-item>
          <text:p text:style-name="P48">Mikrobielle Interaktionen und mikrobielle Kommunikation</text:p>
        </text:list-item>
        <text:list-item>
          <text:p text:style-name="P49">Mykoparasitimus und Biokontrolle</text:p>
        </text:list-item>
        <text:list-item>
          <text:p text:style-name="P50">Signaltransduktion in Pilzen</text:p>
        </text:list-item>
        <text:list-item>
          <text:p text:style-name="P51">Pilzliche Sekundärmetabolite und Enzyme</text:p>
        </text:list-item>
        <text:list-item>
          <text:p text:style-name="P52">Genregulation in Pilzen[4]</text:p>
        </text:list-item>
      </text:list>
      <text:p text:style-name="P53"><text:span text:style-name="T54"> </text:span></text:p>
      <text:p text:style-name="P55"><text:span text:style-name="T56">Im Folgenden ist eine Auswahl ihrer</text:span><text:span text:style-name="T57"><text:s/></text:span><text:span text:style-name="T58">Forschungsprojektе angeführt:</text:span></text:p>
      <text:soft-page-break/>
      <text:list text:style-name="LFO2" text:continue-numbering="true">
        <text:list-item>
          <text:p text:style-name="P59">From organismic to biomolecular interactions: Visualizing signaling complexes in the fungal membrane [5]</text:p>
        </text:list-item>
        <text:list-item>
          <text:p text:style-name="P60">Trichoderma mycoparasitism enters the post-genomic era [6]</text:p>
        </text:list-item>
        <text:list-item>
          <text:p text:style-name="P61">BIOGEN: from genes to biocontrol [7]</text:p>
        </text:list-item>
        <text:list-item>
          <text:p text:style-name="P62">TRICHO-TOR: TOR kinase signaling in the mycoparasite Trichoderma atroviride [8]</text:p>
        </text:list-item>
        <text:list-item>
          <text:p text:style-name="P63">Chem-Talk: Chemical cross-talk in mycoparasitic interactions [9]</text:p>
        </text:list-item>
      </text:list>
      <text:p text:style-name="P64"><text:span text:style-name="T65"> </text:span></text:p>
      <text:p text:style-name="P66"><text:span text:style-name="T67">Publikationen</text:span></text:p>
      <text:p text:style-name="P68"><text:span text:style-name="T69">Zeilinger hat viele publizierten Arbeite und hier folgt eine Auswahl ihrer<text:s/></text:span><text:span text:style-name="T70"><office:annotation office:name="0" xml:id="566374645"><dc:creator>StudentIn</dc:creator><dc:date>2020-01-09T23:08:00</dc:date><text:p text:style-name="Kommentartext">Please use the format of our previous articles. Saying she has many<text:s/>publications is too vague; either present a number or leave that part out<text:s/><text:line-break/><text:line-break/>e.g. Köszegi verfügt über mehr als 100<text:s/><text:a office:title="Peer-Review" xlink:href="https://de.wikipedia.org/wiki/Peer-Review" office:target-frame-name="_top" xlink:show="replace"><text:span text:style-name="Hyperlink">peer-reviewed</text:span></text:a><text:s/>Publikationen. Im Jänner 2020 hatte sie einen<text:s/><text:a office:title="H-Index" xlink:href="https://de.wikipedia.org/wiki/H-Index" office:target-frame-name="_top" xlink:show="replace"><text:span text:style-name="Hyperlink">h-Index</text:span></text:a><text:s/>von 21 und wurde 1758-mal zitiert (<text:a office:title="Google Scholar" xlink:href="https://de.wikipedia.org/wiki/Google_Scholar" office:target-frame-name="_top" xlink:show="replace"><text:span text:style-name="Hyperlink">Google Scholar</text:span></text:a>). Es folgt eine Auswahl ihrer meistzitierten Arbeiten:</text:p></office:annotation><office:annotation office:name="1" xml:id="566374718"><dc:creator>StudentIn</dc:creator><dc:date>2020-01-09T23:09:00</dc:date><text:p text:style-name="Kommentartext"/></office:annotation>Publikationen</text:span><text:span text:style-name="Kommentarzeichen"><office:annotation-end office:name="0"/></text:span><text:span text:style-name="Kommentarzeichen"><office:annotation-end office:name="1"/></text:span><text:span text:style-name="T71">:</text:span></text:p>
      <text:list text:style-name="LFO3" text:continue-numbering="true">
        <text:list-item>
          <text:p text:style-name="P72">Necrotrophic mycoparasites and their genomes [10]</text:p>
        </text:list-item>
        <text:list-item>
          <text:p text:style-name="P73">The Genomes of Three Uneven Siblings: Footprints of the Lifestyles of Three Trichoderma Species [11]</text:p>
        </text:list-item>
        <text:list-item>
          <text:p text:style-name="P74">Friends or foes? Emerging insights from fungal interactions with plants [12]</text:p>
        </text:list-item>
      </text:list>
      <text:p text:style-name="P75"/>
      <text:p text:style-name="P76"><text:span text:style-name="T77">Weblinks</text:span></text:p>
      <text:p text:style-name="P78"/>
      <text:p text:style-name="P79"><text:span text:style-name="T80">Sources </text:span></text:p>
      <text:p text:style-name="P81"><text:span text:style-name="T82">[1]</text:span><text:a xlink:href="https://www.frauenspuren.at/frauenspuren_heute/professorinnen/susanne_zeilinger_migsich/" office:target-frame-name="_top" xlink:show="replace"><text:span text:style-name="T83"><text:s/></text:span><text:span text:style-name="T84">https://www.frauenspuren.at/frauenspuren_heute/professorinnen/susanne_zeilinger_migsich/</text:span></text:a></text:p>
      <text:p text:style-name="P85"><text:span text:style-name="T86">[2]</text:span><text:a xlink:href="https://www.femtech.at/sites/default/files/Zeilinger_EDM_12_08.pdf" office:target-frame-name="_top" xlink:show="replace"><text:span text:style-name="T87"><text:s/></text:span><text:span text:style-name="T88">https://www.femtech.at/sites/default/files/Zeilinger_EDM_12_08.pdf</text:span></text:a></text:p>
      <text:p text:style-name="P89"><text:span text:style-name="T90">[3]</text:span><text:a xlink:href="https://www.researchgate.net/profile/Susanne_Zeilinger" office:target-frame-name="_top" xlink:show="replace"><text:span text:style-name="T91"><text:s/></text:span><text:span text:style-name="T92">https://www.researchgate.net/profile/Susanne_Zeilinger</text:span></text:a></text:p>
      <text:p text:style-name="P93"><text:span text:style-name="T94">[4]</text:span><text:a xlink:href="https://www.uibk.ac.at/microbiology/team/susanne-zeilinger/index.html.de" office:target-frame-name="_top" xlink:show="replace"><text:span text:style-name="T95"><text:s/></text:span><text:span text:style-name="T96">https://www.uibk.ac.at/microbiology/team/susanne-zeilinger/index.html.de</text:span></text:a></text:p>
      <text:p text:style-name="P97"><text:span text:style-name="T98">[5]</text:span><text:a xlink:href="https://www.uibk.ac.at/microbiology/research/projects/from-organismic-to-biomolecular-interactions-visualizing-signaling-complexes-in-the-fungal-membrane/" office:target-frame-name="_top" xlink:show="replace"><text:span text:style-name="T99"><text:s/></text:span><text:span text:style-name="T100">https://www.uibk.ac.at/microbiology/research/projects/from-organismic-to-biomolecular-interactions-visualizing-signaling-complexes-in-the-fungal-membrane/</text:span></text:a></text:p>
      <text:p text:style-name="P101"><text:span text:style-name="T102">[6]</text:span><text:a xlink:href="https://pf.fwf.ac.at/de/wissenschaft-konkret/project-finder/20426" office:target-frame-name="_top" xlink:show="replace"><text:span text:style-name="T103"><text:s/></text:span><text:span text:style-name="T104">https://pf.fwf.ac.at/de/wissenschaft-konkret/project-finder/20426</text:span></text:a></text:p>
      <text:p text:style-name="P105"><text:span text:style-name="T106">[7]</text:span><text:a xlink:href="https://www.wwtf.at/programmes/life_sciences/LS09-036" office:target-frame-name="_top" xlink:show="replace"><text:span text:style-name="T107"><text:s/></text:span><text:span text:style-name="T108">https://www.wwtf.at/programmes/life_sciences/LS09-036</text:span></text:a></text:p>
      <text:p text:style-name="P109"><text:span text:style-name="T110">[8]</text:span><text:a xlink:href="https://www.uibk.ac.at/microbiology/research/projects/tricho-tor/" office:target-frame-name="_top" xlink:show="replace"><text:span text:style-name="T111"><text:s/></text:span><text:span text:style-name="T112">https://www.uibk.ac.at/microbiology/research/projects/tricho-tor/</text:span></text:a></text:p>
      <text:p text:style-name="P113"><text:span text:style-name="T114">[9]</text:span><text:a xlink:href="https://www.uibk.ac.at/microbiology/research/projects/chem_talk/" office:target-frame-name="_top" xlink:show="replace"><text:span text:style-name="T115"><text:s/></text:span><text:span text:style-name="T116">https://www.uibk.ac.at/microbiology/research/projects/chem_talk/</text:span></text:a></text:p>
      <text:p text:style-name="P117"><text:span text:style-name="T118">[10]</text:span><text:a xlink:href="https://www.asmscience.org/content/journal/microbiolspec/10.1128/microbiolspec.FUNK-0016-2016" office:target-frame-name="_top" xlink:show="replace"><text:span text:style-name="T119"><text:s/></text:span><text:span text:style-name="T120">https://www.asmscience.org/content/journal/microbiolspec/10.1128/microbiolspec.FUNK-0016-2016</text:span></text:a></text:p>
      <text:p text:style-name="P121"><text:span text:style-name="T122">[11]</text:span><text:a xlink:href="https://mmbr.asm.org/content/80/1/205.long" office:target-frame-name="_top" xlink:show="replace"><text:span text:style-name="T123"><text:s/></text:span><text:span text:style-name="T124">https://mmbr.asm.org/content/80/1/205.long</text:span></text:a></text:p>
      <text:p text:style-name="P125"><text:span text:style-name="T126">[12]</text:span><text:a xlink:href="https://academic.oup.com/femsre/article/40/2/182/2570111" office:target-frame-name="_top" xlink:show="replace"><text:span text:style-name="T127"><text:s/></text:span><text:span text:style-name="T128">https://academic.oup.com/femsre/article/40/2/182/2570111</text:span>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A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KommentartextZchn" style:display-name="Kommentartext Zchn" style:family="text" style:parent-style-name="Absatz-Standardschriftart">
      <style:text-properties fo:font-size="10pt" style:font-size-asian="10pt" style:font-size-complex="10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fo:font-weight="bold" style:font-weight-asian="bold" style:font-weight-complex="bold" fo:font-size="10pt" style:font-size-asian="10pt" style:font-size-complex="10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udentIn</meta:initial-creator>
    <dc:creator>StudentIn</dc:creator>
    <meta:creation-date>2020-01-09T21:59:00Z</meta:creation-date>
    <dc:date>2020-01-09T22:10:00Z</dc:date>
    <meta:template xlink:href="Normal.dotm" xlink:type="simple"/>
    <meta:editing-cycles>1</meta:editing-cycles>
    <meta:editing-duration>PT0S</meta:editing-duration>
    <meta:document-statistic meta:page-count="2" meta:paragraph-count="10" meta:word-count="743" meta:character-count="5415" meta:row-count="39" meta:non-whitespace-character-count="4682"/>
  </office:meta>
</office:document-meta>
</file>